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4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5" style:family="graphic" style:parent-style-name="standard">
      <style:graphic-properties svg:stroke-color="#b3b3b3" draw:fill="solid" draw:fill-color="#99cc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8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0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1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12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13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5" style:family="graphic" style:parent-style-name="standard">
      <style:graphic-properties draw:fill-color="#ececec" draw:textarea-horizontal-align="center" draw:textarea-vertical-align="middle"/>
    </style:style>
    <style:style style:name="gr16" style:family="graphic" style:parent-style-name="standard">
      <style:graphic-properties draw:fill="solid" draw:fill-color="#d9d9d9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19" style:family="graphic" style:parent-style-name="standard">
      <style:graphic-properties draw:fill="solid" draw:fill-color="#355e00" draw:textarea-horizontal-align="center" draw:textarea-vertical-align="middle"/>
    </style:style>
    <style:style style:name="gr20" style:family="graphic" style:parent-style-name="standard">
      <style:graphic-properties draw:fill="solid" draw:fill-color="#ff3366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00b8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25" style:family="graphic" style:parent-style-name="standard">
      <style:graphic-properties draw:stroke="none" svg:stroke-color="#000000" draw:fill="none" draw:fill-color="#ffffff" fo:min-height="0.155cm"/>
    </style:style>
    <style:style style:name="gr26" style:family="graphic" style:parent-style-name="standard">
      <style:graphic-properties draw:stroke="none" svg:stroke-color="#000000" draw:fill="none" draw:fill-color="#ffffff" fo:min-height="0.385cm"/>
    </style:style>
    <style:style style:name="gr27" style:family="graphic" style:parent-style-name="standard">
      <style:graphic-properties draw:fill-color="#996633" draw:textarea-horizontal-align="center" draw:textarea-vertical-align="middle"/>
    </style:style>
    <style:style style:name="gr28" style:family="graphic" style:parent-style-name="standard">
      <style:graphic-properties draw:fill-color="#ffffff" draw:textarea-horizontal-align="center" draw:textarea-vertical-align="middle"/>
    </style:style>
    <style:style style:name="gr29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32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33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004586" fo:font-size="18pt"/>
    </style:style>
    <style:style style:name="P5" style:family="paragraph">
      <style:text-properties fo:color="#004586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use-window-font-color="true" fo:font-size="12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start"/>
      <style:text-properties fo:color="#000000" fo:font-size="12pt" style:font-size-asian="18pt" style:font-size-complex="18pt"/>
    </style:style>
    <style:style style:name="P9" style:family="paragraph">
      <style:paragraph-properties fo:line-height="100%" fo:text-align="start"/>
      <style:text-properties style:use-window-font-color="true" fo:font-size="12pt" style:font-size-asian="18pt" style:font-size-complex="1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2pt" fo:font-style="italic" style:font-style-asian="italic" style:font-style-complex="italic"/>
    </style:style>
    <style:style style:name="P12" style:family="paragraph">
      <style:paragraph-properties fo:text-align="center"/>
      <style:text-properties fo:color="#808080" fo:font-size="12pt"/>
    </style:style>
    <style:style style:name="P13" style:family="paragraph">
      <style:paragraph-properties fo:text-align="center"/>
      <style:text-properties fo:color="#808080"/>
    </style:style>
    <style:style style:name="P14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2" style:family="text">
      <style:text-properties fo:color="#000000" fo:font-size="12pt" style:font-size-asian="18pt" style:font-size-complex="18pt"/>
    </style:style>
    <style:style style:name="T3" style:family="text">
      <style:text-properties style:use-window-font-color="true" fo:font-size="12pt" style:font-size-asian="18pt" style:font-size-complex="18pt"/>
    </style:style>
    <style:style style:name="T4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5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7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004586" fo:font-size="18pt"/>
    </style:style>
    <style:style style:name="T9" style:family="text">
      <style:text-properties fo:color="#004586"/>
    </style:style>
    <style:style style:name="T10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2" style:family="text">
      <style:text-properties fo:color="#000000"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style:use-window-font-color="true"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letter-kerning="true" style:font-family-asian="Consolas" style:font-family-generic-asian="swiss" style:font-pitch-asian="fixed" style:font-size-asian="18pt" style:font-style-asian="italic" style:font-weight-asian="normal" style:font-family-complex="Consolas" style:font-family-generic-complex="swiss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6" style:family="text">
      <style:text-properties fo:font-size="12pt"/>
    </style:style>
    <style:style style:name="T17" style:family="text">
      <style:text-properties fo:font-size="12pt" fo:font-style="italic" style:font-style-asian="italic" style:font-style-complex="italic"/>
    </style:style>
    <style:style style:name="T18" style:family="text">
      <style:text-properties fo:color="#808080" fo:font-size="12pt"/>
    </style:style>
    <style:style style:name="T19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20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ivFanatics">
        <draw:custom-shape draw:style-name="gr1" draw:text-style-name="P2" draw:layer="layout" svg:width="7.62cm" svg:height="2.54cm" svg:x="9.89cm" svg:y="6.08cm">
          <text:p text:style-name="P1"><text:span text:style-name="T1">Citizenship</text:span></text:p>
          <text:p text:style-name="P1"><text:span text:style-name="T2">+2 Workers.</text:span></text:p>
          <text:p text:style-name="P1"><text:span text:style-name="T3">+25% improvement construction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017cm" svg:y="9.255cm">
          <text:p text:style-name="P1"><text:span text:style-name="T4">Republic</text:span></text:p>
          <text:p text:style-name="P1"><text:span text:style-name="T5">+1 Defense building per city.</text:span></text:p>
          <text:p text:style-name="P1"><text:span text:style-name="T2">+1 Production on Defens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7.622cm" svg:height="2.54cm" svg:x="1.635cm" svg:y="6.08cm">
          <text:p text:style-name="P1"><text:span text:style-name="T4">Meritocracy</text:span></text:p>
          <text:p text:style-name="P1"><text:span text:style-name="T2">+5 Happiness.</text:span></text:p>
          <text:p text:style-name="P1"><text:span text:style-name="T2">+Instant Gold.</text:span></text:p>
          <text:p text:style-name="P1"><text:span text:style-name="T6">Speeds policy rate in empires with many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2 Culture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7.62cm" svg:height="2.54cm" svg:x="1.637cm" svg:y="9.255cm">
          <text:p text:style-name="P1"><text:span text:style-name="T7">Representation</text:span></text:p>
          <text:p text:style-name="P1"><text:span text:style-name="T5">+1 Happiness in Connected cities.</text:span></text:p>
          <text:p text:style-name="P1"><text:span text:style-name="T5">-5% Unhappiness from Popula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1">Collective Rule</text:span></text:p>
          <text:p text:style-name="P1"><text:span text:style-name="T2">+1 Settler.</text:span></text:p>
          <text:p text:style-name="P1"><text:span text:style-name="T3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Liberty</text:span></text:p>
          </draw:text-box>
        </draw:frame>
        <draw:custom-shape draw:style-name="gr1" draw:text-style-name="P2" draw:layer="layout" svg:width="7.62cm" svg:height="3.175cm" svg:x="9.89cm" svg:y="12.43cm">
          <text:p text:style-name="P1"><text:span text:style-name="T1">Finisher</text:span></text:p>
          <text:p text:style-name="P1"><text:span text:style-name="T5">+1 great person of choice.</text:span></text:p>
          <text:p text:style-name="P1"><text:span text:style-name="T5">+3 prod for cities with a specialis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Liberty focuses on quickly settling new cities.</text:span></text:p>
          </draw:text-box>
        </draw:frame>
        <draw:connector draw:style-name="gr4" draw:text-style-name="P6" draw:layer="layout" draw:type="curve" svg:x1="5.447cm" svg:y1="9.255cm" svg:x2="5.446cm" svg:y2="8.62cm" draw:start-shape="id1" draw:start-glue-point="4" draw:end-shape="id2" svg:d="m5447 9255c0-475-1-158-1-635">
          <text:p/>
        </draw:connector>
      </draw:page>
      <draw:page draw:name="page2" draw:style-name="dp1" draw:master-page-name="CivFanatics">
        <draw:custom-shape draw:style-name="gr1" draw:text-style-name="P7" draw:layer="layout" svg:width="7.62cm" svg:height="2.54cm" svg:x="18.145cm" svg:y="6.08cm">
          <text:p text:style-name="P1"><text:span text:style-name="T7">Landed Elite</text:span></text:p>
          <text:p text:style-name="P1"><text:span text:style-name="T5">+20% Surplus Food in each city.</text:span></text:p>
          <text:p text:style-name="P1"><text:span text:style-name="T5">+1 Food on Defense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Ceremonial Rites</text:span></text:p>
          <text:p text:style-name="P1"><text:span text:style-name="T6">+2 Culture for Cultural Buildings.</text:span></text:p>
          <text:p text:style-name="P1"><text:span text:style-name="T3">Constructs 1 culture building in the olde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4.333cm" svg:y="9.255cm">
          <text:p text:style-name="P1"><text:span text:style-name="T1">Aristocracy</text:span></text:p>
          <text:p text:style-name="P1"><text:span text:style-name="T2">+1 Happy and +3 Culture</text:span><text:span text:style-name="T6"> for each National or World Wonder.</text:span></text:p>
          <text:p text:style-name="P1"><text:span text:style-name="T3">+20% Production for building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2 culture per surplus happines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7">Monarchy</text:span></text:p>
          <text:p text:style-name="P1"><text:span text:style-name="T6">+5 Science per turn.</text:span></text:p>
          <text:p text:style-name="P1"><text:span text:style-name="T6">+5% Science on Scienc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">Oligarchy</text:span></text:p>
          <text:p text:style-name="P1"><text:span text:style-name="T2">0 maintenance and +0.2 xp/turn for g</text:span><text:span text:style-name="T3">arrisoned units.</text:span></text:p>
          <text:p text:style-name="P1"><text:span text:style-name="T3">+50% Ranged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Tradition</text:span></text:p>
          </draw:text-box>
        </draw:frame>
        <draw:custom-shape draw:style-name="gr1" draw:text-style-name="P7" draw:layer="layout" svg:width="7.62cm" svg:height="3.175cm" svg:x="9.89cm" svg:y="12.43cm">
          <text:p text:style-name="P1"><text:span text:style-name="T10">Finisher</text:span></text:p>
          <text:p text:style-name="P1"><text:span text:style-name="T2">+25% Great Person rate.</text:span></text:p>
          <text:p text:style-name="P1"><text:span text:style-name="T6">Doubles cultural border expansion rate to tiles far from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Tradition focuses on developing big cities.</text:span></text:p>
          </draw:text-box>
        </draw:frame>
      </draw:page>
      <draw:page draw:name="page3" draw:style-name="dp1" draw:master-page-name="CivFanatics">
        <draw:custom-shape draw:style-name="gr1" draw:text-style-name="P2" xml:id="id5" draw:id="id5" draw:layer="layout" svg:width="7.62cm" svg:height="2.54cm" svg:x="14.335cm" svg:y="9.255cm">
          <text:p text:style-name="P1"><text:span text:style-name="T1">Military Caste</text:span></text:p>
          <text:p text:style-name="P1"><text:span text:style-name="T6">+1 happy and +4 culture </text:span><text:span text:style-name="T2">for each city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7.62cm" svg:height="2.54cm" svg:x="9.89cm" svg:y="6.08cm">
          <text:p text:style-name="P1"><text:span text:style-name="T1">Military Tradition</text:span></text:p>
          <text:p text:style-name="P1"><text:span text:style-name="T2">+2 defense units.</text:span></text:p>
          <text:p text:style-name="P1"><text:span text:style-name="T2">+10% military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7.622cm" svg:height="2.54cm" svg:x="5.443cm" svg:y="9.255cm">
          <text:p text:style-name="P1"><text:span text:style-name="T1">Professional Army</text:span></text:p>
          <text:p text:style-name="P1"><text:span text:style-name="T3">-33% Upgrade cost for units.</text:span></text:p>
          <text:p text:style-name="P1"><text:span text:style-name="T3">Your army salvages Gold from the equipment of each enemy unit killed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Reveals barbarian camps.</text:span></text:p>
          <text:p text:style-name="P1"><text:span text:style-name="T3">+10% strength against barbarians.</text:span></text:p>
          <text:p text:style-name="P1"><text:span text:style-name="T3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1">Discipline</text:span></text:p>
          <text:p text:style-name="P1"><text:span text:style-name="T3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Warrior Code</text:span></text:p>
          <text:p text:style-name="P1"><text:span text:style-name="T3">+1 </text:span><text:span text:style-name="T2">Great General.</text:span></text:p>
          <text:p text:style-name="P1"><text:span text:style-name="T3">+1 Movement for Great General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Honor</text:span></text:p>
          </draw:text-box>
        </draw:frame>
        <draw:custom-shape draw:style-name="gr1" draw:text-style-name="P2" draw:layer="layout" svg:width="7.62cm" svg:height="3.175cm" svg:x="9.89cm" svg:y="12.43cm">
          <text:p text:style-name="P1"><text:span text:style-name="T1">Finisher</text:span></text:p>
          <text:p text:style-name="P1"><text:span text:style-name="T3">1 Happiness and +4 Culture for Colosseums and Amphitheat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Honor focuses on defending and conquering cities.</text:span></text:p>
          </draw:text-box>
        </draw:frame>
        <draw:connector draw:style-name="gr4" draw:text-style-name="P6" draw:layer="layout" draw:type="curve" svg:x1="9.254cm" svg:y1="9.255cm" svg:x2="13.7cm" svg:y2="8.62cm" draw:start-shape="id3" draw:start-glue-point="4" draw:end-shape="id4" draw:end-glue-point="6" svg:d="m9254 9255c0-475 4446-158 4446-635">
          <text:p/>
        </draw:connector>
        <draw:connector draw:style-name="gr4" draw:text-style-name="P6" draw:layer="layout" draw:type="curve" svg:x1="18.145cm" svg:y1="9.255cm" svg:x2="13.7cm" svg:y2="8.62cm" draw:start-shape="id5" draw:start-glue-point="4" draw:end-shape="id4" draw:end-glue-point="6" svg:d="m18145 9255c0-475-4445-158-4445-635">
          <text:p/>
        </draw:connector>
      </draw:page>
      <draw:page draw:name="page4" draw:style-name="dp1" draw:master-page-name="CivFanatics">
        <draw:custom-shape draw:style-name="gr1" draw:text-style-name="P2" draw:layer="layout" svg:width="7.62cm" svg:height="2.54cm" svg:x="14.335cm" svg:y="9.255cm">
          <text:p text:style-name="P1"><text:span text:style-name="T4">Devotion</text:span></text:p>
          <text:p text:style-name="P1"><text:span text:style-name="T5">+5 faith.</text:span></text:p>
          <text:p text:style-name="P1"><text:span text:style-name="T5">+2 faith per c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4">Unity</text:span></text:p>
          <text:p text:style-name="P1"><text:span text:style-name="T5">Starts a Golden Age.</text:span></text:p>
          <text:p text:style-name="P1"><text:span text:style-name="T5">-25% happy cost for Golden Ag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50 faith.</text:span></text:p>
          <text:p text:style-name="P1"><text:span text:style-name="T2">+1 faith on Shrin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Inspiration</text:span></text:p>
          <text:p text:style-name="P1"><text:span text:style-name="T2">+1 Great Artist.</text:span></text:p>
          <text:p text:style-name="P1"><text:span text:style-name="T2">+2 culture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4">Charity</text:span></text:p>
          <text:p text:style-name="P1"><text:span text:style-name="T3">+5% gold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Piety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2">-25% faith purchase co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6.08cm">
          <text:p text:style-name="P1"><text:span text:style-name="T4">Tolerance</text:span></text:p>
          <text:p text:style-name="P1"><text:span text:style-name="T2">+1 happy on shrines and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Piety focuses on happiness and faith.</text:span></text:p>
          </draw:text-box>
        </draw:frame>
      </draw:page>
      <draw:page draw:name="page5" draw:style-name="dp1" draw:master-page-name="CivFanatics">
        <draw:custom-shape draw:style-name="gr1" draw:text-style-name="P2" draw:layer="layout" svg:width="7.62cm" svg:height="2.54cm" svg:x="9.89cm" svg:y="6.08cm">
          <text:p text:style-name="P1"><text:span text:style-name="T4">Guilds</text:span></text:p>
          <text:p text:style-name="P1"><text:span text:style-name="T11">+1 Great Merchant.</text:span></text:p>
          <text:p text:style-name="P1"><text:span text:style-name="T11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11">+15% Gold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4">Merchant Navy</text:span></text:p>
          <text:p text:style-name="P1"><text:span text:style-name="T2">+1 Moves and +1 Sight for ships.</text:span></text:p>
          <text:p text:style-name="P1"><text:span text:style-name="T2">+2 Production for Coastal Cities.</text:span></text:p>
          <text:p text:style-name="P1"><text:span text:style-name="T2">+2 Production for Naval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">Patent Law</text:span></text:p>
          <text:p text:style-name="P1"><text:span text:style-name="T3">+1 Gold on Villages.</text:span></text:p>
          <text:p text:style-name="P1"><text:span text:style-name="T3">+2 Gold on Fishing Boa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1.942cm">
          <draw:text-box>
            <text:p text:style-name="P3"><text:span text:style-name="T8">Wealth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3">+1 Happiness from each Luxury resource, including surplus cop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4">Mercantilism</text:span></text:p>
          <text:p text:style-name="P1"><text:span text:style-name="T11">+2 moves for non-combat units.</text:span></text:p>
          <text:p text:style-name="P1"><text:span text:style-name="T11">+25% income from domestic trade.</text:span></text:p>
          <text:p text:style-name="P1"><text:span text:style-name="T11">-25% cost for Roads and Railroad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6.08cm">
          <text:p text:style-name="P1"><text:span text:style-name="T1">Protectionism</text:span></text:p>
          <text:p text:style-name="P1"><text:span text:style-name="T3">-20% Purchase cost for units and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3.099cm" svg:x="18.145cm" svg:y="2.626cm">
          <draw:text-box>
            <text:p><text:span text:style-name="T9">Wealth focuses on building wide empires with a national Gold supply.</text:span></text:p>
          </draw:text-box>
        </draw:frame>
      </draw:page>
      <draw:page draw:name="page6" draw:style-name="dp1" draw:master-page-name="CivFanatics">
        <draw:custom-shape draw:style-name="gr1" draw:text-style-name="P2" draw:layer="layout" svg:width="7.616cm" svg:height="2.54cm" svg:x="14.339cm" svg:y="9.255cm">
          <text:p text:style-name="P1"><text:span text:style-name="T1">Scholasticism</text:span></text:p>
          <text:p text:style-name="P1"><text:span text:style-name="T3">City-state allies incraease your Scien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20 resting Influence with City-Stat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1">Aesthetics</text:span></text:p>
          <text:p text:style-name="P1"><text:span text:style-name="T2">+20 onetime Influence boost.</text:span></text:p>
          <text:p text:style-name="P1"><text:span text:style-name="T2">Other players' Influence with City-States decreases 25% faster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Philanthropy</text:span></text:p>
          <text:p text:style-name="P1"><text:span text:style-name="T2">+20% influence from gifts to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6.985cm" svg:height="0.963cm" svg:x="9.89cm" svg:y="2.037cm">
          <draw:text-box>
            <text:p text:style-name="P3"><text:span text:style-name="T8">Patronage</text:span></text:p>
          </draw:text-box>
        </draw:frame>
        <draw:custom-shape draw:style-name="gr1" draw:text-style-name="P2" draw:layer="layout" svg:width="7.616cm" svg:height="2.54cm" svg:x="9.89cm" svg:y="12.43cm">
          <text:p text:style-name="P1"><text:span text:style-name="T1">Finisher</text:span></text:p>
          <text:p text:style-name="P1"><text:span text:style-name="T2">+2 Happiness for each City-State friend, and +3 Happiness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16cm" svg:height="2.54cm" svg:x="5.449cm" svg:y="9.255cm">
          <text:p text:style-name="P1"><text:span text:style-name="T1">Trade Pact</text:span></text:p>
          <text:p text:style-name="P1"><text:span text:style-name="T3">City-state friends and allies increase Production in your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1">Cultural Diplomacy</text:span></text:p>
          <text:p text:style-name="P1"><text:span text:style-name="T2">Influence with City-States degrades 25% slower than norm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Patronage focuses on citystates.</text:span></text:p>
          </draw:text-box>
        </draw:frame>
      </draw:page>
      <draw:page draw:name="page7" draw:style-name="dp1" draw:master-page-name="CivFanatics">
        <draw:custom-shape draw:style-name="gr5" draw:text-style-name="P8" xml:id="id6" draw:id="id6" draw:layer="layout" svg:width="7.62cm" svg:height="2.54cm" svg:x="9.89cm" svg:y="9.255cm">
          <text:p text:style-name="P1"><text:span text:style-name="T4">Communism</text:span></text:p>
          <text:p text:style-name="P1"><text:span text:style-name="T2">+1 Happiness and +10% Science from Smithies and Factor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cm" svg:height="2.54cm" svg:x="9.89cm" svg:y="2.905cm">
          <text:p text:style-name="P1"><text:span text:style-name="T4">Opener</text:span></text:p>
          <text:p text:style-name="P1"><text:span text:style-name="T2">+1 Great Engineer.</text:span></text:p>
          <text:p text:style-name="P1"><text:span text:style-name="T2">+10% production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xml:id="id7" draw:id="id7" draw:layer="layout" svg:width="7.62cm" svg:height="2.54cm" svg:x="5.445cm" svg:y="6.08cm">
          <text:p text:style-name="P1"><text:span text:style-name="T4">Planned Economy</text:span></text:p>
          <text:p text:style-name="P1"><text:span text:style-name="T6">+100% Production for constructing Production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xml:id="id8" draw:id="id8" draw:layer="layout" svg:width="7.62cm" svg:height="2.54cm" svg:x="14.335cm" svg:y="6.08cm">
          <text:p text:style-name="P1"><text:span text:style-name="T4">Socialism</text:span></text:p>
          <text:p text:style-name="P1"><text:span text:style-name="T2">-25% Maintenance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Order</text:span></text:p>
          </draw:text-box>
        </draw:frame>
        <draw:custom-shape draw:style-name="gr5" draw:text-style-name="P8" draw:layer="layout" svg:width="7.62cm" svg:height="2.54cm" svg:x="9.89cm" svg:y="12.43cm">
          <text:p text:style-name="P1"><text:span text:style-name="T4">Finisher</text:span></text:p>
          <text:p text:style-name="P1"><text:span text:style-name="T2">+10 turns of production in all cities.</text:span></text:p>
          <text:p text:style-name="P1"><text:span text:style-name="T2">+10% production from factories and power plan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cm" svg:height="2.54cm" svg:x="18.145cm" svg:y="9.255cm">
          <text:p text:style-name="P1"><text:span text:style-name="T4">United Front</text:span></text:p>
          <text:p text:style-name="P1"><text:span text:style-name="T11">+25% chance to catch spies.</text:span></text:p>
          <text:p text:style-name="P1"><text:span text:style-name="T11">-25% enemy spy tech steal rate.</text:span></text:p>
          <text:p text:style-name="P1"><text:span text:style-name="T11">+5 Production from Constables and Police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2cm" svg:height="2.54cm" svg:x="1.633cm" svg:y="9.255cm">
          <text:p text:style-name="P1"><text:span text:style-name="T4">Labor Unions</text:span></text:p>
          <text:p text:style-name="P1"><text:span text:style-name="T2">+1 Production on Mines, Quarries, Lumber Mills, and Fishing Boa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8">Order</text:span><text:span text:style-name="T9"> focuses on building things with local production.</text:span></text:p>
          </draw:text-box>
        </draw:frame>
        <draw:connector draw:style-name="gr4" draw:text-style-name="P6" draw:layer="layout" draw:type="curve" svg:x1="13.7cm" svg:y1="9.255cm" svg:x2="9.255cm" svg:y2="8.62cm" draw:start-shape="id6" draw:start-glue-point="4" draw:end-shape="id7" svg:d="m13700 9255c0-475-4445-158-4445-635">
          <text:p/>
        </draw:connector>
        <draw:connector draw:style-name="gr4" draw:text-style-name="P6" draw:layer="layout" draw:type="curve" svg:x1="13.7cm" svg:y1="9.255cm" svg:x2="18.145cm" svg:y2="8.62cm" draw:start-shape="id6" draw:start-glue-point="4" draw:end-shape="id8" draw:end-glue-point="6" svg:d="m13700 9255c0-475 4445-158 4445-635">
          <text:p/>
        </draw:connector>
      </draw:page>
      <draw:page draw:name="page8" draw:style-name="dp1" draw:master-page-name="CivFanatics">
        <draw:custom-shape draw:style-name="gr1" draw:text-style-name="P2" draw:layer="layout" svg:width="7.62cm" svg:height="2.54cm" svg:x="18.145cm" svg:y="6.08cm">
          <text:p text:style-name="P1"><text:span text:style-name="T12">Sovereignty</text:span></text:p>
          <text:p text:style-name="P1"><text:span text:style-name="T2">+20% Science when happ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13">Secularism</text:span></text:p>
          <text:p text:style-name="P1"><text:span text:style-name="T2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2">Free Thought</text:span></text:p>
          <text:p text:style-name="P1"><text:span text:style-name="T2">+1 Science on Villages.</text:span></text:p>
          <text:p text:style-name="P1"><text:span text:style-name="T2">+2 Science on Harbo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9">Knowledge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3">Finisher</text:span></text:p>
          <text:p text:style-name="P1"><text:span text:style-name="T3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2">Scientific Revolution</text:span></text:p>
          <text:p text:style-name="P1"><text:span text:style-name="T6">+15% Science on Universities.</text:span></text:p>
          <text:p text:style-name="P1"><text:span text:style-name="T6">Constructs a Science building in all cities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7.622cm" svg:height="2.54cm" svg:x="9.888cm" svg:y="6.08cm">
          <text:p text:style-name="P1"><text:span text:style-name="T13">Humanism</text:span></text:p>
          <text:p text:style-name="P1"><text:span text:style-name="T3">+1 Happiness on Universities, Public Schools, and Research Lab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3">Opener</text:span></text:p>
          <text:p text:style-name="P1"><text:span text:style-name="T2">+1 Great Scientist.</text:span></text:p>
          <text:p text:style-name="P1"><text:span text:style-name="T2">+1 Science on science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Knowledge focuses on researching new things to build.</text:span></text:p>
          </draw:text-box>
        </draw:frame>
      </draw:page>
      <draw:page draw:name="page9" draw:style-name="dp1" draw:master-page-name="CivFanatics">
        <draw:custom-shape draw:style-name="gr1" draw:text-style-name="P2" draw:layer="layout" svg:width="7.62cm" svg:height="2.54cm" svg:x="5.445cm" svg:y="9.255cm">
          <text:p text:style-name="P1"><text:span text:style-name="T1">Fascism</text:span></text:p>
          <text:p text:style-name="P1"><text:span text:style-name="T3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3">+1 Happy for Monumen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Police State</text:span></text:p>
          <text:p text:style-name="P1"><text:span text:style-name="T11">+2 Happiness from Constables and Police Stations.</text:span></text:p>
          <text:p text:style-name="P1"><text:span text:style-name="T11">+100% Production for building Constables and Police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><text:span text:style-name="T14">Nationalism</text:span><text:span text:style-name="T1"><text:line-break/></text:span><text:span text:style-name="T15">+0.5 Happy per specialist.</text:span></text:p>
          <text:p text:style-name="P1"><text:span text:style-name="T11">+3 Happy from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9">Power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2">+30 xp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Power focuses on wide empires and conquest.</text:span></text:p>
          </draw:text-box>
        </draw:frame>
        <draw:custom-shape draw:style-name="gr1" draw:text-style-name="P2" draw:layer="layout" svg:width="7.62cm" svg:height="2.54cm" svg:x="14.335cm" svg:y="9.255cm">
          <text:p text:style-name="P1"><text:span text:style-name="T1">Conscription</text:span></text:p>
          <text:p text:style-name="P1"><text:span text:style-name="T3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9.888cm" svg:y="6.08cm">
          <text:p text:style-name="P1"><text:span text:style-name="T1">Militarism</text:span><text:span text:style-name="T4"><text:line-break/></text:span><text:span text:style-name="T11">-25% purchase and</text:span><text:span text:style-name="T15"> maintenance costs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0" draw:style-name="dp1" draw:master-page-name="CivFanatics">
        <draw:custom-shape draw:style-name="gr1" draw:text-style-name="P2" draw:layer="layout" svg:width="7.62cm" svg:height="2.54cm" svg:x="1.635cm" svg:y="6.08cm">
          <text:p text:style-name="P1"><text:span text:style-name="T4">Free Speech</text:span></text:p>
          <text:p text:style-name="P1"><text:span text:style-name="T11">+2 culture on villages and Moai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11">+25% combat strength for cities and units in friendly territor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1">Immigration</text:span></text:p>
          <text:p text:style-name="P1"><text:span text:style-name="T3">Citystate friends and allies gift great peop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1.942cm">
          <draw:text-box>
            <text:p text:style-name="P3"><text:span text:style-name="T9">Freedom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11">+1 population in your cities.</text:span></text:p>
          <text:p text:style-name="P1"><text:span text:style-name="T11">Double effect from National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4">Universal Suffrage</text:span></text:p>
          <text:p text:style-name="P1"><text:span text:style-name="T11">+1 Food on Far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Freedom focuses on small peaceful empires.</text:span></text:p>
          </draw:text-box>
        </draw:frame>
        <draw:custom-shape draw:style-name="gr1" draw:text-style-name="P2" draw:layer="layout" svg:width="7.622cm" svg:height="2.54cm" svg:x="9.888cm" svg:y="6.08cm">
          <text:p text:style-name="P1"><text:span text:style-name="T4">Democracy</text:span></text:p>
          <text:p text:style-name="P1"><text:span text:style-name="T11">-1 Food consumed per specialist.</text:span></text:p>
          <text:p text:style-name="P1"><text:span text:style-name="T11">+50% Great Person ra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9" draw:layer="layout" svg:width="7.62cm" svg:height="2.54cm" svg:x="5.445cm" svg:y="9.255cm">
          <text:p text:style-name="P1"><text:span text:style-name="T4">Free Trade</text:span></text:p>
          <text:p text:style-name="P1"><text:span text:style-name="T6">+100% Gold from Open Borders.</text:span></text:p>
          <text:p text:style-name="P1"><text:span text:style-name="T6">+50% Science from Research Agreeme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1" draw:style-name="dp1" draw:master-page-name="CivFanatics">
        <draw:custom-shape draw:style-name="gr6" draw:text-style-name="P10" xml:id="id11" draw:id="id11" draw:layer="layout" svg:width="2.223cm" svg:height="0.953cm" svg:x="2.77cm" svg:y="3.223cm">
          <text:p text:style-name="P6"><text:span text:style-name="T16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3" draw:id="id13" draw:layer="layout" svg:width="2.223cm" svg:height="0.953cm" svg:x="9.755cm" svg:y="3.223cm">
          <text:p text:style-name="P6"><text:span text:style-name="T16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2" draw:id="id12" draw:layer="layout" svg:width="2.223cm" svg:height="0.953cm" svg:x="6.262cm" svg:y="3.223cm">
          <text:p text:style-name="P6"><text:span text:style-name="T16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4" draw:id="id14" draw:layer="layout" svg:width="2.223cm" svg:height="0.953cm" svg:x="2.77cm" svg:y="4.493cm">
          <text:p text:style-name="P6"><text:span text:style-name="T16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6" draw:id="id16" draw:layer="layout" svg:width="2.223cm" svg:height="0.953cm" svg:x="9.755cm" svg:y="4.493cm">
          <text:p text:style-name="P6"><text:span text:style-name="T16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5" draw:id="id15" draw:layer="layout" svg:width="2.223cm" svg:height="0.953cm" svg:x="6.262cm" svg:y="4.493cm">
          <text:p text:style-name="P6"><text:span text:style-name="T16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9" draw:id="id19" draw:layer="layout" svg:width="2.223cm" svg:height="0.953cm" svg:x="6.262cm" svg:y="5.763cm">
          <text:p text:style-name="P6"><text:span text:style-name="T16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7" draw:id="id17" draw:layer="layout" svg:width="2.223cm" svg:height="0.953cm" svg:x="6.262cm" svg:y="7.033cm">
          <text:p text:style-name="P6"><text:span text:style-name="T16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8" draw:id="id18" draw:layer="layout" svg:width="2.223cm" svg:height="0.953cm" svg:x="13.247cm" svg:y="4.493cm">
          <text:p text:style-name="P6"><text:span text:style-name="T16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9" draw:id="id9" draw:layer="layout" svg:width="2.223cm" svg:height="0.953cm" svg:x="2.77cm" svg:y="1.953cm">
          <text:p text:style-name="P6"><text:span text:style-name="T16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0" draw:id="id10" draw:layer="layout" svg:width="2.223cm" svg:height="0.953cm" svg:x="6.262cm" svg:y="1.953cm">
          <text:p text:style-name="P6"><text:span text:style-name="T16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20" draw:id="id20" draw:layer="layout" svg:width="2.223cm" svg:height="0.953cm" svg:x="9.755cm" svg:y="5.763cm">
          <text:p text:style-name="P6"><text:span text:style-name="T16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23" draw:id="id23" draw:layer="layout" svg:width="2.286cm" svg:height="0.965cm" svg:x="6.262cm" svg:y="8.29cm">
          <text:p text:style-name="P6"><text:span text:style-name="T16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6" draw:layer="layout" svg:x1="4.993cm" svg:y1="2.43cm" svg:x2="6.262cm" svg:y2="2.43cm" draw:start-shape="id9" draw:start-glue-point="7" draw:end-shape="id10" draw:end-glue-point="5" svg:d="m4993 2430h1269">
          <text:p/>
        </draw:connector>
        <draw:connector draw:style-name="gr7" draw:text-style-name="P6" draw:layer="layout" svg:x1="4.993cm" svg:y1="3.7cm" svg:x2="6.262cm" svg:y2="3.7cm" draw:start-shape="id11" draw:start-glue-point="7" draw:end-shape="id12" draw:end-glue-point="5" svg:d="m4993 3700h1269">
          <text:p/>
        </draw:connector>
        <draw:connector draw:style-name="gr7" draw:text-style-name="P6" draw:layer="layout" svg:x1="8.485cm" svg:y1="3.7cm" svg:x2="9.755cm" svg:y2="3.7cm" draw:start-shape="id12" draw:start-glue-point="7" draw:end-shape="id13" draw:end-glue-point="5" svg:d="m8485 3700h1270">
          <text:p/>
        </draw:connector>
        <draw:connector draw:style-name="gr7" draw:text-style-name="P6" draw:layer="layout" svg:x1="4.993cm" svg:y1="4.97cm" svg:x2="6.262cm" svg:y2="4.97cm" draw:start-shape="id14" draw:start-glue-point="7" draw:end-shape="id15" draw:end-glue-point="5" svg:d="m4993 4970h1269">
          <text:p/>
        </draw:connector>
        <draw:connector draw:style-name="gr7" draw:text-style-name="P6" draw:layer="layout" svg:x1="8.485cm" svg:y1="4.97cm" svg:x2="9.755cm" svg:y2="4.97cm" draw:start-shape="id15" draw:start-glue-point="7" draw:end-shape="id16" draw:end-glue-point="5" svg:d="m8485 4970h1270">
          <text:p/>
        </draw:connector>
        <draw:connector draw:style-name="gr8" draw:text-style-name="P6" draw:layer="layout" draw:line-skew="1.564cm" svg:x1="8.485cm" svg:y1="7.51cm" svg:x2="13.247cm" svg:y2="4.97cm" draw:start-shape="id17" draw:start-glue-point="7" draw:end-shape="id18" draw:end-glue-point="5" svg:d="m8485 7510h3945v-2540h817">
          <text:p/>
        </draw:connector>
        <draw:connector draw:style-name="gr7" draw:text-style-name="P6" draw:layer="layout" draw:line-skew="-0.182cm" svg:x1="11.978cm" svg:y1="3.7cm" svg:x2="13.247cm" svg:y2="4.969cm" draw:start-shape="id13" draw:start-glue-point="7" draw:end-shape="id18" svg:d="m11978 3700h452v1269h817">
          <text:p/>
        </draw:connector>
        <draw:connector draw:style-name="gr7" draw:text-style-name="P6" draw:layer="layout" svg:x1="11.978cm" svg:y1="4.97cm" svg:x2="13.247cm" svg:y2="4.97cm" draw:start-shape="id16" draw:start-glue-point="7" draw:end-shape="id18" draw:end-glue-point="5" svg:d="m11978 4970h1269">
          <text:p/>
        </draw:connector>
        <draw:connector draw:style-name="gr7" draw:text-style-name="P6" draw:layer="layout" draw:line-skew="1.564cm" svg:x1="8.485cm" svg:y1="2.43cm" svg:x2="13.247cm" svg:y2="4.969cm" draw:start-shape="id10" draw:start-glue-point="7" draw:end-shape="id18" svg:d="m8485 2430h3945v2539h817">
          <text:p/>
        </draw:connector>
        <draw:connector draw:style-name="gr7" draw:text-style-name="P6" draw:layer="layout" svg:x1="8.485cm" svg:y1="6.24cm" svg:x2="9.755cm" svg:y2="6.24cm" draw:start-shape="id19" draw:start-glue-point="7" draw:end-shape="id20" draw:end-glue-point="5" svg:d="m8485 6240h1270">
          <text:p/>
        </draw:connector>
        <draw:connector draw:style-name="gr8" draw:text-style-name="P6" draw:layer="layout" draw:line-skew="-0.182cm" svg:x1="11.978cm" svg:y1="6.24cm" svg:x2="13.247cm" svg:y2="4.97cm" draw:start-shape="id20" draw:start-glue-point="7" draw:end-shape="id18" draw:end-glue-point="5" svg:d="m11978 6240h452v-1270h817">
          <text:p/>
        </draw:connector>
        <draw:custom-shape draw:style-name="gr9" draw:text-style-name="P11" xml:id="id21" draw:id="id21" draw:layer="layout" svg:width="2.223cm" svg:height="0.953cm" svg:x="2.77cm" svg:y="5.763cm">
          <text:p text:style-name="P6"><text:span text:style-name="T17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svg:x1="4.993cm" svg:y1="6.239cm" svg:x2="6.262cm" svg:y2="6.24cm" draw:start-shape="id21" draw:end-shape="id19" draw:end-glue-point="5" svg:d="m4993 6239h634v1h635">
          <text:p/>
        </draw:connector>
        <draw:connector draw:style-name="gr10" draw:text-style-name="P6" draw:layer="layout" draw:line-skew="0.707cm" svg:x1="4.993cm" svg:y1="6.24cm" svg:x2="6.262cm" svg:y2="7.51cm" draw:start-shape="id22" draw:start-glue-point="2" draw:end-shape="id17" draw:end-glue-point="5" svg:d="m4993 6240h452v1270h817">
          <text:p/>
        </draw:connector>
        <draw:connector draw:style-name="gr8" draw:text-style-name="P6" xml:id="id22" draw:id="id22" draw:layer="layout" draw:line-skew="0.068cm" svg:x1="4.993cm" svg:y1="6.24cm" svg:x2="6.262cm" svg:y2="8.772cm" draw:end-shape="id23" svg:d="m4993 6240h452v2532h817">
          <text:p/>
        </draw:connector>
      </draw:page>
      <draw:page draw:name="page12" draw:style-name="dp1" draw:master-page-name="Frankenstein">
        <draw:custom-shape draw:style-name="gr11" draw:text-style-name="P12" xml:id="id26" draw:id="id26" draw:layer="layout" svg:width="2.223cm" svg:height="0.953cm" svg:x="2.77cm" svg:y="3.223cm">
          <text:p text:style-name="P6"><text:span text:style-name="T18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8" draw:id="id28" draw:layer="layout" svg:width="2.223cm" svg:height="0.953cm" svg:x="9.755cm" svg:y="3.223cm">
          <text:p text:style-name="P6"><text:span text:style-name="T18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7" draw:id="id27" draw:layer="layout" svg:width="2.223cm" svg:height="0.953cm" svg:x="6.262cm" svg:y="3.223cm">
          <text:p text:style-name="P6"><text:span text:style-name="T18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9" draw:id="id29" draw:layer="layout" svg:width="2.223cm" svg:height="0.953cm" svg:x="2.77cm" svg:y="4.493cm">
          <text:p text:style-name="P6"><text:span text:style-name="T18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1" draw:id="id31" draw:layer="layout" svg:width="2.223cm" svg:height="0.953cm" svg:x="9.755cm" svg:y="4.493cm">
          <text:p text:style-name="P6"><text:span text:style-name="T18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0" draw:id="id30" draw:layer="layout" svg:width="2.223cm" svg:height="0.953cm" svg:x="6.262cm" svg:y="4.493cm">
          <text:p text:style-name="P6"><text:span text:style-name="T18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4" draw:id="id34" draw:layer="layout" svg:width="2.223cm" svg:height="0.953cm" svg:x="6.262cm" svg:y="5.763cm">
          <text:p text:style-name="P6"><text:span text:style-name="T18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2" draw:id="id32" draw:layer="layout" svg:width="2.223cm" svg:height="0.953cm" svg:x="6.262cm" svg:y="7.033cm">
          <text:p text:style-name="P6"><text:span text:style-name="T18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3" draw:id="id33" draw:layer="layout" svg:width="2.223cm" svg:height="0.953cm" svg:x="13.247cm" svg:y="4.493cm">
          <text:p text:style-name="P6"><text:span text:style-name="T18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4" draw:id="id24" draw:layer="layout" svg:width="2.223cm" svg:height="0.953cm" svg:x="2.77cm" svg:y="1.953cm">
          <text:p text:style-name="P6"><text:span text:style-name="T18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5" draw:id="id25" draw:layer="layout" svg:width="2.223cm" svg:height="0.953cm" svg:x="6.262cm" svg:y="1.953cm">
          <text:p text:style-name="P6"><text:span text:style-name="T18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5" draw:id="id35" draw:layer="layout" svg:width="2.223cm" svg:height="0.953cm" svg:x="9.755cm" svg:y="5.763cm">
          <text:p text:style-name="P6"><text:span text:style-name="T18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8" draw:id="id38" draw:layer="layout" svg:width="2.286cm" svg:height="0.965cm" svg:x="6.262cm" svg:y="9.561cm">
          <text:p text:style-name="P6"><text:span text:style-name="T18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3" draw:layer="layout" svg:x1="4.993cm" svg:y1="2.43cm" svg:x2="6.262cm" svg:y2="2.43cm" draw:start-shape="id24" draw:start-glue-point="7" draw:end-shape="id25" draw:end-glue-point="5" svg:d="m4993 2430h1269">
          <text:p/>
        </draw:connector>
        <draw:connector draw:style-name="gr12" draw:text-style-name="P13" draw:layer="layout" svg:x1="4.993cm" svg:y1="3.7cm" svg:x2="6.262cm" svg:y2="3.7cm" draw:start-shape="id26" draw:start-glue-point="7" draw:end-shape="id27" draw:end-glue-point="5" svg:d="m4993 3700h1269">
          <text:p/>
        </draw:connector>
        <draw:connector draw:style-name="gr12" draw:text-style-name="P13" draw:layer="layout" svg:x1="8.485cm" svg:y1="3.7cm" svg:x2="9.755cm" svg:y2="3.7cm" draw:start-shape="id27" draw:start-glue-point="7" draw:end-shape="id28" draw:end-glue-point="5" svg:d="m8485 3700h1270">
          <text:p/>
        </draw:connector>
        <draw:connector draw:style-name="gr12" draw:text-style-name="P13" draw:layer="layout" svg:x1="4.993cm" svg:y1="4.97cm" svg:x2="6.262cm" svg:y2="4.97cm" draw:start-shape="id29" draw:start-glue-point="7" draw:end-shape="id30" draw:end-glue-point="5" svg:d="m4993 4970h1269">
          <text:p/>
        </draw:connector>
        <draw:connector draw:style-name="gr12" draw:text-style-name="P13" draw:layer="layout" svg:x1="8.485cm" svg:y1="4.97cm" svg:x2="9.755cm" svg:y2="4.97cm" draw:start-shape="id30" draw:start-glue-point="7" draw:end-shape="id31" draw:end-glue-point="5" svg:d="m8485 4970h1270">
          <text:p/>
        </draw:connector>
        <draw:connector draw:style-name="gr12" draw:text-style-name="P13" draw:layer="layout" draw:line-skew="1.564cm" svg:x1="8.485cm" svg:y1="7.51cm" svg:x2="13.247cm" svg:y2="4.97cm" draw:start-shape="id32" draw:start-glue-point="7" draw:end-shape="id33" draw:end-glue-point="5" svg:d="m8485 7510h3945v-2540h817">
          <text:p/>
        </draw:connector>
        <draw:connector draw:style-name="gr12" draw:text-style-name="P13" draw:layer="layout" draw:line-skew="-0.182cm" svg:x1="11.978cm" svg:y1="3.7cm" svg:x2="13.247cm" svg:y2="4.969cm" draw:start-shape="id28" draw:start-glue-point="7" draw:end-shape="id33" svg:d="m11978 3700h452v1269h817">
          <text:p/>
        </draw:connector>
        <draw:connector draw:style-name="gr12" draw:text-style-name="P13" draw:layer="layout" svg:x1="11.978cm" svg:y1="4.97cm" svg:x2="13.247cm" svg:y2="4.97cm" draw:start-shape="id31" draw:start-glue-point="7" draw:end-shape="id33" draw:end-glue-point="5" svg:d="m11978 4970h1269">
          <text:p/>
        </draw:connector>
        <draw:connector draw:style-name="gr12" draw:text-style-name="P13" draw:layer="layout" draw:line-skew="1.564cm" svg:x1="8.485cm" svg:y1="2.43cm" svg:x2="13.247cm" svg:y2="4.969cm" draw:start-shape="id25" draw:start-glue-point="7" draw:end-shape="id33" svg:d="m8485 2430h3945v2539h817">
          <text:p/>
        </draw:connector>
        <draw:connector draw:style-name="gr12" draw:text-style-name="P13" draw:layer="layout" svg:x1="8.485cm" svg:y1="6.24cm" svg:x2="9.755cm" svg:y2="6.24cm" draw:start-shape="id34" draw:start-glue-point="7" draw:end-shape="id35" draw:end-glue-point="5" svg:d="m8485 6240h1270">
          <text:p/>
        </draw:connector>
        <draw:connector draw:style-name="gr12" draw:text-style-name="P13" draw:layer="layout" draw:line-skew="-0.182cm" svg:x1="11.978cm" svg:y1="6.24cm" svg:x2="13.247cm" svg:y2="4.97cm" draw:start-shape="id35" draw:start-glue-point="7" draw:end-shape="id33" draw:end-glue-point="5" svg:d="m11978 6240h452v-1270h817">
          <text:p/>
        </draw:connector>
        <draw:custom-shape draw:style-name="gr13" draw:text-style-name="P14" xml:id="id36" draw:id="id36" draw:layer="layout" svg:width="2.223cm" svg:height="0.953cm" svg:x="2.77cm" svg:y="5.763cm">
          <text:p text:style-name="P6"><text:span text:style-name="T19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13" draw:layer="layout" svg:x1="4.993cm" svg:y1="6.239cm" svg:x2="6.262cm" svg:y2="6.24cm" draw:start-shape="id36" draw:end-shape="id34" draw:end-glue-point="5" svg:d="m4993 6239h634v1h635">
          <text:p/>
        </draw:connector>
        <draw:connector draw:style-name="gr14" draw:text-style-name="P13" draw:layer="layout" draw:line-skew="0.707cm" svg:x1="4.993cm" svg:y1="6.24cm" svg:x2="6.262cm" svg:y2="7.51cm" draw:start-shape="id37" draw:start-glue-point="2" draw:end-shape="id32" draw:end-glue-point="5" svg:d="m4993 6240h452v1270h817">
          <text:p/>
        </draw:connector>
        <draw:connector draw:style-name="gr12" draw:text-style-name="P13" xml:id="id37" draw:id="id37" draw:layer="layout" draw:line-skew="0.068cm" svg:x1="4.993cm" svg:y1="6.24cm" svg:x2="6.262cm" svg:y2="10.043cm" draw:end-shape="id38" svg:d="m4993 6240h452v3803h817">
          <text:p/>
        </draw:connector>
        <draw:custom-shape draw:style-name="gr11" draw:text-style-name="P12" xml:id="id39" draw:id="id39" draw:layer="layout" svg:width="2.223cm" svg:height="0.953cm" svg:x="6.262cm" svg:y="8.303cm">
          <text:p text:style-name="P6"><text:span text:style-name="T18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3" draw:layer="layout" draw:line-skew="-0.182cm" svg:x1="4.993cm" svg:y1="6.239cm" svg:x2="6.262cm" svg:y2="8.78cm" draw:start-shape="id36" draw:end-shape="id39" draw:end-glue-point="5" svg:d="m4993 6239h452v2541h817">
          <text:p/>
        </draw:connector>
      </draw:page>
      <draw:page draw:name="page13" draw:style-name="dp1" draw:master-page-name="CivFanatics">
        <draw:rect draw:style-name="gr15" draw:text-style-name="P6" draw:layer="layout" svg:width="26.035cm" svg:height="19.685cm" svg:x="1cm" svg:y="1cm">
          <text:p/>
        </draw:rect>
        <draw:rect draw:style-name="gr16" draw:text-style-name="P6" draw:layer="layout" svg:width="5.08cm" svg:height="5.08cm" svg:x="6.08cm" svg:y="1cm">
          <text:p/>
        </draw:rect>
        <draw:frame draw:style-name="gr17" draw:layer="layout" svg:width="1.937cm" svg:height="0.963cm" svg:x="6.08cm" svg:y="6.08cm">
          <draw:text-box>
            <text:p>Early</text:p>
          </draw:text-box>
        </draw:frame>
        <draw:frame draw:style-name="gr17" draw:layer="layout" svg:width="1.734cm" svg:height="0.963cm" svg:x="9.426cm" svg:y="6.08cm">
          <draw:text-box>
            <text:p>Late</text:p>
          </draw:text-box>
        </draw:frame>
        <draw:frame draw:style-name="gr18" draw:layer="layout" svg:width="3.175cm" svg:height="1.954cm" svg:x="1cm" svg:y="2.556cm">
          <draw:text-box>
            <text:p>Power</text:p>
            <text:p>Variance</text:p>
          </draw:text-box>
        </draw:frame>
        <draw:frame draw:style-name="gr17" draw:layer="layout" svg:width="1.946cm" svg:height="0.963cm" svg:x="4.134cm" svg:y="5.117cm">
          <draw:text-box>
            <text:p>Wide</text:p>
          </draw:text-box>
        </draw:frame>
        <draw:frame draw:style-name="gr17" draw:layer="layout" svg:width="2.119cm" svg:height="0.963cm" svg:x="3.961cm" svg:y="1cm">
          <draw:text-box>
            <text:p>Close</text:p>
          </draw:text-box>
        </draw:frame>
        <draw:frame draw:style-name="gr17" draw:layer="layout" svg:width="4.697cm" svg:height="0.963cm" svg:x="6.272cm" svg:y="7.657cm">
          <draw:text-box>
            <text:p>Harder at Time</text:p>
          </draw:text-box>
        </draw:frame>
        <draw:circle draw:style-name="gr19" draw:text-style-name="P6" draw:layer="layout" svg:width="0.635cm" svg:height="0.635cm" svg:x="9.89cm" svg:y="1.635cm">
          <text:p/>
        </draw:circle>
        <draw:circle draw:style-name="gr20" draw:text-style-name="P6" draw:layer="layout" svg:width="0.635cm" svg:height="0.635cm" svg:x="6.715cm" svg:y="4.81cm">
          <text:p/>
        </draw:circle>
        <draw:circle draw:style-name="gr21" draw:text-style-name="P6" draw:layer="layout" svg:width="0.635cm" svg:height="0.635cm" svg:x="6.715cm" svg:y="1.635cm">
          <text:p/>
        </draw:circle>
        <draw:circle draw:style-name="gr19" draw:text-style-name="P6" draw:layer="layout" svg:width="0.635cm" svg:height="0.635cm" svg:x="12.43cm" svg:y="5.252cm">
          <text:p/>
        </draw:circle>
        <draw:circle draw:style-name="gr20" draw:text-style-name="P6" draw:layer="layout" svg:width="0.635cm" svg:height="0.635cm" svg:x="12.43cm" svg:y="1.2cm">
          <text:p/>
        </draw:circle>
        <draw:circle draw:style-name="gr21" draw:text-style-name="P6" draw:layer="layout" svg:width="0.635cm" svg:height="0.635cm" svg:x="12.43cm" svg:y="2.585cm">
          <text:p/>
        </draw:circle>
        <draw:frame draw:style-name="gr17" draw:layer="layout" svg:width="1.84cm" svg:height="0.963cm" svg:x="13.13cm" svg:y="5.117cm">
          <draw:text-box>
            <text:p>Goal</text:p>
          </draw:text-box>
        </draw:frame>
        <draw:frame draw:style-name="gr17" draw:layer="layout" svg:width="1.734cm" svg:height="0.963cm" svg:x="13.065cm" svg:y="2.472cm">
          <draw:text-box>
            <text:p>Mod</text:p>
          </draw:text-box>
        </draw:frame>
        <draw:frame draw:style-name="gr17" draw:layer="layout" svg:width="2.352cm" svg:height="0.963cm" svg:x="13.065cm" svg:y="1.1cm">
          <draw:text-box>
            <text:p>Vanilla</text:p>
          </draw:text-box>
        </draw:frame>
        <draw:line draw:style-name="gr22" draw:text-style-name="P6" draw:layer="layout" svg:x1="7.35cm" svg:y1="1.952cm" svg:x2="9.89cm" svg:y2="1.952cm">
          <text:p/>
        </draw:line>
        <draw:circle draw:style-name="gr23" draw:text-style-name="P6" draw:layer="layout" svg:width="0.635cm" svg:height="0.635cm" svg:x="12.43cm" svg:y="3.969cm">
          <text:p/>
        </draw:circle>
        <draw:frame draw:style-name="gr24" draw:layer="layout" svg:width="3.81cm" svg:height="0.963cm" svg:x="13.065cm" svg:y="3.845cm">
          <draw:text-box>
            <text:p>Alternative</text:p>
          </draw:text-box>
        </draw:frame>
        <draw:line draw:style-name="gr22" draw:text-style-name="P6" draw:layer="layout" svg:x1="7.032cm" svg:y1="4.81cm" svg:x2="7.032cm" svg:y2="2.27cm">
          <text:p/>
        </draw:line>
        <draw:circle draw:style-name="gr23" draw:text-style-name="P6" draw:layer="layout" svg:width="0.635cm" svg:height="0.635cm" svg:x="9.89cm" svg:y="4.81cm">
          <text:p/>
        </draw:circle>
        <draw:line draw:style-name="gr21" draw:text-style-name="P6" draw:layer="layout" svg:x1="5.445cm" svg:y1="10.295cm" svg:x2="7.35cm" svg:y2="12.835cm">
          <text:p/>
        </draw:line>
        <draw:line draw:style-name="gr21" draw:text-style-name="P6" draw:layer="layout" svg:x1="7.35cm" svg:y1="12.835cm" svg:x2="3.54cm" svg:y2="12.835cm">
          <text:p/>
        </draw:line>
        <draw:line draw:style-name="gr21" draw:text-style-name="P6" draw:layer="layout" svg:x1="5.445cm" svg:y1="10.295cm" svg:x2="3.54cm" svg:y2="12.835cm">
          <text:p/>
        </draw:line>
        <draw:frame draw:style-name="gr25" draw:text-style-name="P6" draw:layer="layout" svg:width="2.54cm" svg:height="1.675cm" svg:x="4.175cm" svg:y="9.255cm">
          <draw:text-box>
            <text:p text:style-name="P6">Human</text:p>
          </draw:text-box>
        </draw:frame>
        <draw:frame draw:style-name="gr26" draw:text-style-name="P6" draw:layer="layout" svg:width="3.81cm" svg:height="0.963cm" svg:x="5.445cm" svg:y="12.835cm">
          <draw:text-box>
            <text:p text:style-name="P6">Memory</text:p>
          </draw:text-box>
        </draw:frame>
        <draw:frame draw:style-name="gr26" draw:text-style-name="P6" draw:layer="layout" svg:width="3.81cm" svg:height="0.963cm" svg:x="1.635cm" svg:y="12.835cm">
          <draw:text-box>
            <text:p text:style-name="P6">Processor</text:p>
          </draw:text-box>
        </draw:frame>
        <draw:circle draw:style-name="gr27" draw:text-style-name="P6" draw:layer="layout" svg:width="6.35cm" svg:height="6.35cm" svg:x="16.968cm" svg:y="13.7cm">
          <text:p text:style-name="P6">Land</text:p>
        </draw:circle>
        <draw:rect draw:style-name="gr28" draw:text-style-name="P6" draw:layer="layout" svg:width="0.635cm" svg:height="0.635cm" svg:x="20.143cm" svg:y="13.065cm">
          <text:p/>
        </draw:rect>
        <draw:custom-shape draw:style-name="gr29" draw:text-style-name="P6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layer="layout" svg:width="2.54cm" svg:height="0.963cm" svg:x="22.126cm" svg:y="13.144cm">
          <draw:text-box>
            <text:p>Capital</text:p>
          </draw:text-box>
        </draw:frame>
        <draw:line draw:style-name="gr22" draw:text-style-name="P6" draw:layer="layout" svg:x1="21.413cm" svg:y1="13.7cm" svg:x2="19.415cm" svg:y2="13.065cm">
          <text:p/>
        </draw:line>
        <draw:line draw:style-name="gr22" draw:text-style-name="P6" draw:layer="layout" svg:x1="16.875cm" svg:y1="15.605cm" svg:x2="18.145cm" svg:y2="13.7cm">
          <text:p/>
        </draw:line>
        <draw:frame draw:style-name="gr2" draw:layer="layout" svg:width="3.175cm" svg:height="0.963cm" draw:transform="rotate (-0.267733507257066) translate (19.763cm 11.795cm)">
          <draw:text-box>
            <text:p>5 turns</text:p>
          </draw:text-box>
        </draw:frame>
        <draw:frame draw:style-name="gr2" draw:layer="layout" svg:width="3.175cm" svg:height="0.963cm" draw:transform="rotate (0.948586448458739) translate (15.605cm 15.645cm)">
          <draw:text-box>
            <text:p>50 turns</text:p>
          </draw:text-box>
        </draw:frame>
        <draw:custom-shape draw:style-name="gr30" draw:text-style-name="P6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3.81cm" svg:height="2.387cm" svg:x="14.97cm" svg:y="10.525cm">
          <draw:text-box>
            <text:p text:style-name="P6">Some important objective</text:p>
          </draw:text-box>
        </draw:frame>
      </draw:page>
      <draw:page draw:name="page14" draw:style-name="dp1" draw:master-page-name="CivFanatics">
        <draw:circle draw:style-name="gr31" draw:text-style-name="P15" draw:layer="layout" svg:width="4.907cm" svg:height="4.907cm" svg:x="5.705cm" svg:y="5.994cm">
          <text:p text:style-name="P6"><text:span text:style-name="T20">Citizen</text:span></text:p>
        </draw:circle>
        <draw:g>
          <draw:circle draw:style-name="gr32" draw:text-style-name="P15" draw:layer="layout" svg:width="3.464cm" svg:height="3.464cm" svg:x="3.886cm" svg:y="4.175cm">
            <text:p text:style-name="P6"><text:span text:style-name="T20">Village</text:span></text:p>
          </draw:circle>
          <draw:circle draw:style-name="gr32" draw:text-style-name="P15" draw:layer="layout" svg:width="3.464cm" svg:height="3.464cm" svg:x="8.966cm" svg:y="4.175cm">
            <text:p text:style-name="P6"><text:span text:style-name="T20">Farm</text:span></text:p>
          </draw:circle>
          <draw:circle draw:style-name="gr32" draw:text-style-name="P15" draw:layer="layout" svg:width="3.464cm" svg:height="3.464cm" svg:x="3.886cm" svg:y="9.255cm">
            <text:p text:style-name="P6"><text:span text:style-name="T20">Scientist</text:span></text:p>
          </draw:circle>
          <draw:circle draw:style-name="gr32" draw:text-style-name="P15" draw:layer="layout" svg:width="3.464cm" svg:height="3.464cm" svg:x="8.966cm" svg:y="9.255cm">
            <text:p text:style-name="P6"><text:span text:style-name="T20">Mine</text:span></text:p>
          </draw:circle>
        </draw:g>
        <draw:circle draw:style-name="gr33" draw:text-style-name="P15" draw:layer="layout" svg:width="4.907cm" svg:height="4.907cm" svg:x="16.5cm" svg:y="5.994cm">
          <text:p text:style-name="P6"><text:span text:style-name="T20">Citizen</text:span></text:p>
        </draw:circle>
        <draw:g>
          <draw:circle draw:style-name="gr32" draw:text-style-name="P15" draw:layer="layout" svg:width="3.464cm" svg:height="3.464cm" svg:x="14.681cm" svg:y="4.175cm">
            <text:p text:style-name="P6"><text:span text:style-name="T20">Village</text:span></text:p>
          </draw:circle>
          <draw:circle draw:style-name="gr32" draw:text-style-name="P15" draw:layer="layout" svg:width="3.464cm" svg:height="3.464cm" svg:x="19.761cm" svg:y="4.175cm">
            <text:p text:style-name="P6"><text:span text:style-name="T20">Farm</text:span></text:p>
          </draw:circle>
          <draw:circle draw:style-name="gr32" draw:text-style-name="P15" draw:layer="layout" svg:width="3.464cm" svg:height="3.464cm" svg:x="14.681cm" svg:y="9.255cm">
            <text:p text:style-name="P6"><text:span text:style-name="T20">Scientist</text:span></text:p>
          </draw:circle>
          <draw:circle draw:style-name="gr32" draw:text-style-name="P15" draw:layer="layout" svg:width="3.464cm" svg:height="3.464cm" svg:x="19.761cm" svg:y="9.255cm">
            <text:p text:style-name="P6"><text:span text:style-name="T20">Mine</text:span></text:p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fill-gradient-name="Gradient_20_1" draw:fill-hatch-name="Black_20_0_20_Degrees" draw:fill-image-name="Empty" draw:textarea-horizontal-align="center" draw:textarea-vertical-align="middle"/>
    </style:style>
    <style:style style:name="Mgr2" style:family="graphic" style:parent-style-name="standard">
      <style:graphic-properties draw:fill="solid" draw:fill-color="#1e1711" draw:fill-gradient-name="Gradient_20_1" draw:fill-hatch-name="Black_20_0_20_Degrees" draw:fill-image-name="Empty" draw:textarea-horizontal-align="center" draw:textarea-vertical-align="middle"/>
    </style:style>
    <style:style style:name="Mgr3" style:family="graphic" style:parent-style-name="standard">
      <style:graphic-properties draw:fill="solid" draw:fill-color="#222829" draw:fill-gradient-name="Gradient_20_1" draw:fill-hatch-name="Black_20_0_20_Degrees" draw:fill-image-name="Empty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 I</meta:initial-creator>
    <meta:creation-date>2011-08-30T13:09:59.21</meta:creation-date>
    <dc:date>2012-08-30T18:39:45.36</dc:date>
    <dc:creator>V I</dc:creator>
    <meta:editing-duration>P3DT14M25S</meta:editing-duration>
    <meta:editing-cycles>134</meta:editing-cycles>
    <meta:generator>LibreOffice/3.3$Win32 LibreOffice_project/330m19$Build-202</meta:generator>
    <meta:document-statistic meta:object-count="206"/>
  </office:meta>
</office:document-meta>
</file>